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background-color="#ffffff"/>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background-color="#ffffff"/>
    </style:style>
    <style:style style:name="T4" style:family="text">
      <style:text-properties fo:font-size="10pt" fo:font-style="italic" style:text-underline-style="solid" style:text-underline-width="auto" style:text-underline-color="font-color" style:font-size-asian="10pt" style:font-style-asian="italic" style:font-size-complex="10pt" fo:background-color="#ffffff"/>
    </style:style>
    <style:style style:name="T5" style:family="text">
      <style:text-properties fo:font-size="10pt" style:font-size-asian="10pt" style:font-size-complex="10pt"/>
    </style:style>
    <style:style style:name="T6" style:family="text">
      <style:text-properties fo:font-size="10pt" style:font-size-asian="10pt" style:font-size-complex="10pt" fo:background-color="#ffffff"/>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fo:font-size="10pt" style:text-underline-style="solid" style:text-underline-width="auto" style:text-underline-color="font-color" style:font-size-asian="10pt" style:font-size-complex="10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elkimi krokami zbliża się najlepszy czas w życiu studenckim. Te dni, w których trzeba przysiąść i sprawdzić, czy cokolwiek się jeszcze pamięta z początku semestru… Studia, szkoła – na pewno bardzo ważna rzecz, ale nie samą nauką przecież żyje człowiek, co nie, cukiereczki? Trzeba czasem zaczerpnąć trochę kultury i narysować kolorowego konika, bo przecież każda okazja jest dobra, by porozmawiać o kredkach.</text:p>
      <text:p text:style-name="P2">&gt;&gt; Moon</text:p>
      <text:p text:style-name="P2"/>
      <text:p text:style-name="P1"><text:span text:style-name="T1">Kolejny plastyczny kolos wkracza na ring DERWENT</text:span></text:p>
      <text:p text:style-name="P1">Derwent Cumberland Pencil Company to, jak wskazuje nazwa, angielska firma produkująca kredki od początku XIX w. Pierwsze egzemplarze powstały w 1832 r. w małej fabryce w Keswick, w której aktualnie znajduje się założone przez tę firmę Muzeum Ołówka, a właściwie: “Derwent Pencil Museum: home of the world’s first pencil!” (Nie wiem, jak Wy, ale ja już wiem, gdzie będę chciała pojechać podczas kolejnej wizyty w Anglii). Ich nazwa wzięła się najprawdopodobniej od jeziora Derwent Water, nad którym leży Keswick. Podobnie jak poprzednia firma, którą omawiałam, Derwent ma szeroką gamę swojego asortymentu. Głównie są to wszelkiego rodzaju kredki i ołówki – od zwykłych przez pastelowe po wodorozpuszczalny tusz w bloczku lub zamknięty w drewnie. Prócz nich oferują również wiele ciekawych i ułatwiających pracę akcesoriów, takich jak elektryczna temperówka (prawdziwe wybawienie, gdy ma się ponad 300 kredek) czy też elektryczna, precyzyjna gumka. Derwent cały czas się rozwija i co jakiś czas wypuszcza na rynek nowy produkt. Aktualną nowinką są kredki rysunkowe Procolour, które według producenta, powstały z połączenia najlepszych cech zestawów Artist i Coloursoft.</text:p>
      <text:p text:style-name="P1"/>
      <text:p text:style-name="P1"/>
      <text:p text:style-name="P1"><text:span text:style-name="T1">Kredki Derwent Artists pastelowy zestaw ratunkowy</text:span></text:p>
      <text:p text:style-name="P1">Kucyki, a zwłaszcza kucykowe OCki, mają to do siebie, że bardzo lubią stroić się w słodkie, milutkie, pastelowe kolorki. Jeśli miałabym polecać kredki tylko przez ten pryzmat, to Derwent Artist byłyby bardzo wysoko na liście. Paleta bogata jest w łagodne róże, idealne dla przykładu do grzywy Fluttershy, czy też jaśniutkie żółcie do jej sierści. Możliwości jest sporo, największy zestaw posiada bowiem aż 120 kolorów, więc jest w czym wybierać. Ten mój jest ciut mniejszy, bo ma “tylko” 72 kredki, ale i tak nie narzekam na ich brak. Z moich informacji wynika, że jest to najstarsza seria produkowana przez Derwent; mimo tego nie odbiegają jakością od swoich następców. Paleta jest dobrze skomponowana i kolory ładnie się ze sobą komponują, tworząc harmonijne, spokojne prace. Fakt ten może nie przypaść do gustu fanom mocnych wrażeń i silnych kolorów uderzających z kartki.</text:p>
      <text:p text:style-name="P1"/>
      <text:p text:style-name="P1">Mały słowniczek, przypomnienie:<text:line-break/><text:span text:style-name="T2">Barwy pastelowe</text:span><text:span text:style-name="T3"> jasne, łagodne, spokojne, zdecydowanie nie są krzykliwe, jaskrawe ani intensywne. Często zawierają dużą domieszkę bieli.</text:span></text:p>
      <text:p text:style-name="P3"/>
      <text:p text:style-name="P3"/>
      <text:p text:style-name="P1"><text:span text:style-name="T2">Znowu trochę matematyki</text:span></text:p>
      <text:p text:style-name="P1"><text:span text:style-name="T3">Pokrótce, Derwent Artist są sprzedawane w zestawach po 12, 24, 36, 72 i wspomniane wcześniej 120 kolorów. Każdy z nich zapakowany jest w sztywne, metalowe opakowanie z klapą na zawiasy. Wykonanie jest dosyć solidne i jeszcze nic mi się z nim nie stało przez dwa lata użytkowania i przewożenia przez całą Polskę w walizce. Wewnątrz, kredki ułożone są na plastikowych tackach z wgłębieniami po bokach dla ułatwienia wyjmowania. Jest to całkiem wygodne rozwiązanie, którego zdecydowanie brakowało mi w zestawie od KOH-I-NOOR. Z moich poszukiwań wynika, że niektóre zestawy są również dostępne w wersji ekskluzywnej w całkiem ładnej drewnianej walizce. Można je dostać też na sztuki od ok. 4,50 zł. Wiem, nie jest to mała suma, ale jeśli chcemy tylko uzupełnić swoje kolekcje o wybrane pastelowe akcenty, to jest to wybór dobrej jakości produktu. </text:span></text:p>
      <text:p text:style-name="P3"/>
      <text:p text:style-name="P1"><text:span text:style-name="T2">Fortuna kredką się toczy</text:span></text:p>
      <text:p text:style-name="P1"><text:span text:style-name="T3">Są to estetycznie wykonane kredki o okrągłym, lakierowanym, zielonym trzonku. Jego średnica to ok. 8 mm. Kolor grafitu widnieje na jej obłej końcówce, co ułatwia znalezienie odpowiedniej sztuki w danym momencie. Barwy te są dość dobrze dobrane i przeważnie odpowiadają pigmentowi, który zostawia na kartce. W moim zestawie jedynie Flesh Pink jest nieco jaśniejszy od podanej przez producenta próbki. Derwent Artist ze względu na kształt dobrze trzyma się w dłoni, choć z drugiej strony z tego samego powodu łatwo turlają się po biurku. Jeśli nie chcecie często podnosić ich z podłogi, trzymajcie je w czymś podczas użytkowania. Na koniec coś, co mnie absolutnie urzekło! Mianowcie każda sztuka prócz złotego miana serii, firmy i numeru odcienia na trzonku ma również jego nazwę w języku angielskim. Nie wiem jak Wam, ale mnie dużo przyjemniej używa się kredki w odcieniu butelkowej zieleni niż koloru numer 4300.</text:span></text:p>
      <text:p text:style-name="P3"/>
      <text:p text:style-name="P3"/>
      <text:p text:style-name="P1"><text:span text:style-name="T2">Magiczny proces kolorowania</text:span></text:p>
      <text:p text:style-name="P1"><text:span text:style-name="T3">Jak sugeruje na opakowaniu sam producent, te kredki idealnie nadają się do nakładania wielu warstw i blendowania między sobą. Dobrze łączą się też z innymi seriami czy firmami, ze względu na swoją woskową teksturę. Również dzięki temu śmiało można używać ich jako napigmentowany blender, tworząc ciekawe i gładkie przejścia tonalne. Z drugiej strony lepiej nakładać je na podstawę z innej kredki, ponieważ po wygładzeniu te inne mogą mieć problem z pozostawieniem pigmentu na lśniącej, woskowatej warstwie. Jak to się mówi coś za coś. Twardość grafitu jest raczej średnia. Z tego powodu nie zawsze dobrze trzymają szpic, choć sam grafit nie jest łamliwy (tak, wiele razy spadały mi z biurka). Da się nimi rysować szczegóły, ale to nieco bardziej eksploatuje kredkę. Z moich obserwacji wynika, że Derwent Artist przeważnie nie pylą, więc nie trzeba przy nich aż tak uważać, by nie zamazać sobie gotowej pracy. Jeśli nie naciska się ich zbyt mocno do kartki, to nawet ładnie się ścierają, pozostawiając tylko leciutki cień po kolorze. </text:span></text:p>
      <text:p text:style-name="P3"/>
      <text:p text:style-name="P1"><text:span text:style-name="T2">Epilog</text:span></text:p>
      <text:p text:style-name="P1"><text:span text:style-name="T3">Mimo stonowanych barw, pigment tych kredek jest dobrej jakości i można nim pracować zarówno na białym, jak i szarym czy czarnym papierze. Biała kredka nie jest tu wyjątkiem, choć wypada słabo w porównaniu do egzemplarza z innej serii tej firmy, a mianowicie DERWENT Drawing, które mają miękki rdzeń. W jej pigmentacji zakochałam się od pierwszego wejrzenia, więc gorąco polecam. DERWENT Artist dość dobrze wypełniają pory kartki i praca z nimi jest całkiem przyjemna. Zakup tych kredek polecam raczej osobom, które interesują się rysowaniem już od dłuższego czasu. Głównie ze względu na ich cenę, choć jest to niewątpliwie całkiem dobra inwestycja na przyszłość. Jeśli ten kolorowy grafit w drewnie przypadnie Wam do gustu, producent oferuje również identyczną paletę kolorystyczną w formie bezdrzewnych bloczków, by szybciej zapełniać większe powierzchnie.</text:span></text:p>
      <text:p text:style-name="P3"><text:soft-page-break/></text:p>
      <text:p text:style-name="P3"/>
      <text:p text:style-name="P1"><text:span text:style-name="T4">Grafiki :<text:line-break/></text:span><text:span text:style-name="T6">Baner jak zwykle: <text:line-break/></text:span><text:a xlink:type="simple" xlink:href="https://sta.sh/02d8wp52m5fk" text:style-name="Internet_20_link" text:visited-style-name="Visited_20_Internet_20_Link"><text:span text:style-name="T7">https://sta.sh/02d8wp52m5fk</text:span></text:a><text:span text:style-name="T5"> </text:span><text:span text:style-name="T6"><text:line-break/>Paleta kolorów: <text:line-break/></text:span><text:a xlink:type="simple" xlink:href="https://sta.sh/04ig385265s" text:style-name="Internet_20_link" text:visited-style-name="Visited_20_Internet_20_Link"><text:span text:style-name="T8">https://sta.sh/04ig385265s</text:span></text:a><text:span text:style-name="T6"> <text:line-break/>Przykładowe obrazki tymi kredkami: <text:line-break/></text:span><text:a xlink:type="simple" xlink:href="https://moonlight-ki.deviantart.com/art/What-s-up-697875100" text:style-name="Internet_20_link" text:visited-style-name="Visited_20_Internet_20_Link"><text:span text:style-name="T8">https://moonlight-ki.deviantart.com/art/What-s-up-697875100</text:span></text:a></text:p>
      <text:p text:style-name="P1"><text:a xlink:type="simple" xlink:href="https://moonlight-ki.deviantart.com/art/Gift-Kuki-658826171" text:style-name="Internet_20_link" text:visited-style-name="Visited_20_Internet_20_Link"><text:span text:style-name="T8">https://moonlight-ki.deviantart.com/art/Gift-Kuki-658826171</text:span></text:a></text:p>
      <text:p text:style-name="P1"><text:a xlink:type="simple" xlink:href="https://moonlight-ki.deviantart.com/art/Colab-Fluffle-photopuffer-505317948" text:style-name="Internet_20_link" text:visited-style-name="Visited_20_Internet_20_Link"><text:span text:style-name="T8">https://moonlight-ki.deviantart.com/art/Colab-Fluffle-photopuffer-505317948</text:span></text:a></text:p>
      <text:p text:style-name="P1"><text:a xlink:type="simple" xlink:href="https://theflyingmagpie.deviantart.com/art/Fluffy-Flitter-wants-to-hug-you-3-694595164" text:style-name="Internet_20_link" text:visited-style-name="Visited_20_Internet_20_Link"><text:span text:style-name="T8">https://theflyingmagpie.deviantart.com/art/Fluffy-Flitter-wants-to-hug-you-3-694595164</text:span></text:a></text:p>
      <text:p text:style-name="P1"><text:a xlink:type="simple" xlink:href="https://theflyingmagpie.deviantart.com/art/Cute-Starlight-3-695168423" text:style-name="Internet_20_link" text:visited-style-name="Visited_20_Internet_20_Link"><text:span text:style-name="T8">https://theflyingmagpie.deviantart.com/art/Cute-Starlight-3-695168423</text:span></text:a></text:p>
      <text:p text:style-name="P1"><text:a xlink:type="simple" xlink:href="https://theflyingmagpie.deviantart.com/art/French-Rarity-697424807" text:style-name="Internet_20_link" text:visited-style-name="Visited_20_Internet_20_Link"><text:span text:style-name="T8">https://theflyingmagpie.deviantart.com/art/French-Rarity-697424807</text:span></text:a></text:p>
      <text:p text:style-name="P1"><text:a xlink:type="simple" xlink:href="https://theflyingmagpie.deviantart.com/art/Serenity-and-White-Feather-COMMISSION-700353728" text:style-name="Internet_20_link" text:visited-style-name="Visited_20_Internet_20_Link"><text:span text:style-name="T8">https://theflyingmagpie.deviantart.com/art/Serenity-and-White-Feather-COMMISSION-700353728</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1003" meta:character-count="7093" meta:non-whitespace-character-count="6102"/>
    <meta:generator>LibreOfficeDev/5.1.0.3$Linux_X86_64 LibreOffice_project/</meta:generator>
  </office:meta>
</office:document-meta>
</file>